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Pictures/2000000900000AF40000021FE2DC600D.wmf" manifest:media-type="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09mm"/>
    </style:style>
    <style:style style:name="co2" style:family="table-column">
      <style:table-column-properties fo:break-before="auto" style:column-width="26.19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26.72mm"/>
    </style:style>
    <style:style style:name="co5" style:family="table-column">
      <style:table-column-properties fo:break-before="auto" style:column-width="29.63mm"/>
    </style:style>
    <style:style style:name="co6" style:family="table-column">
      <style:table-column-properties fo:break-before="auto" style:column-width="35.45mm"/>
    </style:style>
    <style:style style:name="co7" style:family="table-column">
      <style:table-column-properties fo:break-before="auto" style:column-width="28.58mm"/>
    </style:style>
    <style:style style:name="ro1" style:family="table-row">
      <style:table-row-properties style:row-height="9.88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4.41mm" fo:break-before="auto" style:use-optimal-row-height="true"/>
    </style:style>
    <style:style style:name="ro5" style:family="table-row">
      <style:table-row-properties style:row-height="39.8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c99"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 style:data-style-name="N0">
      <style:table-cell-properties fo:background-color="#ffcc99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cc99" style:text-align-source="fix" style:repeat-content="false" fo:wrap-option="wrap" style:vertical-align="top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12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111">
      <style:table-cell-properties style:text-align-source="fix" style:repeat-content="false" fo:background-color="transparent" style:vertical-align="top"/>
      <style:paragraph-properties fo:text-align="center"/>
    </style:style>
    <style:style style:name="ce14" style:family="table-cell" style:parent-style-name="Default" style:data-style-name="N111"/>
    <style:style style:name="ce15" style:family="table-cell" style:parent-style-name="Default" style:data-style-name="N0">
      <style:table-cell-properties fo:border="2.01pt solid #000000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center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20" style:family="table-cell" style:parent-style-name="Default" style:data-style-name="N0">
      <style:table-cell-properties fo:background-color="transparent"/>
    </style:style>
    <style:style style:name="ce21" style:family="table-cell" style:parent-style-name="Default" style:data-style-name="N0">
      <style:table-cell-properties fo:background-color="#ccffcc" style:text-align-source="fix" style:repeat-content="false" fo:wrap-option="wrap" style:vertical-align="top"/>
      <style:paragraph-properties fo:text-align="center"/>
    </style:style>
    <style:style style:name="ce2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fo:clip="rect(0mm, 0mm, 0mm, 0mm)" style:mirror="none"/>
    </style:style>
    <style:style style:name="gr2" style:family="graphic">
      <style:graphic-properties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italic" style:text-outline="false" fo:text-shadow="none" style:font-name-asian="Arial" style:font-name-complex="Arial" style:font-size-asian="10pt" style:font-size-complex="10pt" style:font-weight-asian="normal" style:font-weight-complex="normal" style:font-style-asian="italic" style:font-style-complex="italic"/>
    </style:style>
    <style:style style:name="T2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size="10pt" fo:font-weight="bold" style:text-underline-style="none" style:text-underline-color="font-color" style:text-line-through-type="none" fo:font-style="italic" style:text-outline="false" fo:text-shadow="none" style:font-name-asian="Arial" style:font-name-complex="Arial" style:font-size-asian="10pt" style:font-size-complex="10pt" style:font-weight-asian="bold" style:font-weight-complex="bold" style:font-style-asian="italic" style:font-style-complex="italic"/>
    </style:style>
    <style:style style:name="T4" style:family="text">
      <style:text-properties fo:color="#000000" style:font-name="Arial" fo:font-size="10pt" fo:font-weight="normal" style:text-underline-style="none" style:text-underline-color="font-color" style:text-line-through-type="none" style:text-outline="false" fo:text-shadow="none" style:font-name-asian="Arial" style:font-name-complex="Arial" style:font-size-asian="10pt" style:font-size-complex="10pt" style:font-weight-asian="normal" style:font-weight-complex="normal" fo:font-style="normal" style:font-style-asian="normal" style:font-style-complex="normal"/>
    </style:style>
    <style:style style:name="T5" style:family="text">
      <style:text-properties fo:color="#000000" style:font-name="Arial" fo:font-size="10pt" fo:font-weight="normal" style:text-underline-style="none" style:text-underline-color="font-color" style:text-line-through-type="none" style:text-outline="false" fo:text-shadow="none" style:font-name-asian="Arial" style:font-name-complex="Arial" style:font-size-asian="10pt" style:font-size-complex="10pt" style:font-weight-asian="normal" style:font-weight-complex="normal" fo:font-style="italic" style:font-style-asian="italic" style:font-style-complex="italic"/>
    </style:style>
  </office:automatic-styles>
  <office:body>
    <office:spreadsheet>
      <table:calculation-settings table:case-sensitive="false" table:search-criteria-must-apply-to-whole-cell="false"/>
      <table:table table:name="Binomia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3" table:number-columns-repeated="1016" table:default-cell-style-name="ce2"/>
        <table:table-row table:style-name="ro1">
          <table:table-cell table:style-name="ce1" office:value-type="string" calcext:value-type="string">
            <text:p>Binomial distribution</text:p>
          </table:table-cell>
          <table:table-cell table:number-columns-repeated="5"/>
          <table:table-cell>
            <draw:frame table:end-cell-address="Binomial.J3" table:end-x="5.8mm" table:end-y="3.59mm" draw:z-index="1" draw:name="Picture 15" draw:style-name="gr1" draw:text-style-name="P1" svg:width="61.32mm" svg:height="11.7mm" svg:x="23.86mm" svg:y="6.35mm">
              <draw:image xlink:href="Pictures/2000000900000AF40000021FE2DC600D.wmf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lculates the probability of <text:span text:style-name="T1">x</text:span> successes in <text:span text:style-name="T1">n</text:span> trial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ta are non-negative <text:span text:style-name="T1">integers</text:span> with a known upper limit (<text:span text:style-name="T1">x</text:span> <text:span text:style-name="T2">≤</text:span> <text:span text:style-name="T1">n</text:span>).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Parameters:</text:p>
          </table:table-cell>
          <table:table-cell office:value-type="string" calcext:value-type="string">
            <text:p><text:span text:style-name="T1">n</text:span>, the number of trials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<text:span text:style-name="T1">p</text:span>, the probability of success on a single trial.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ssumptions:</text:p>
          </table:table-cell>
          <table:table-cell office:value-type="string" calcext:value-type="string">
            <text:p>1. Trials are <text:span text:style-name="T1">independent;</text:span><text:span text:style-name="T4"> success on one trial does not affect the probability of success of another trial.</text:span>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2. Trials are <text:span text:style-name="T1">identical,</text:span><text:span text:style-name="T4"> with the same probability of success, </text:span><text:span text:style-name="T5">p</text:span><text:span text:style-name="T4">, for each.</text:span>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Example:</text:p>
          </table:table-cell>
          <table:table-cell office:value-type="string" calcext:value-type="string">
            <text:p>The probability of hearing frogs at exactly 6 ponds out of 10 when<text:span text:style-name="T1"> p</text:span> = 0.75 is: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15" table:formula="of:=BINOMDIST(6; 10; 0.75; 0)" office:value-type="float" office:value="0.145998001098633" calcext:value-type="float">
            <text:p>0.1459980011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(use BINOM.DIST in Excel or Calc, or BINOMDIST in older versions, with 0 or FALSE as the "cumulative" argument.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2">
          <table:table-cell table:style-name="ce5" office:value-type="string" calcext:value-type="string">
            <text:p>Binomial probabilities for <text:span text:style-name="T3">x</text:span> successes in 10 trials for different values of <text:span text:style-name="T3">p</text:span></text:p>
          </table:table-cell>
          <table:table-cell table:number-columns-repeated="1023"/>
        </table:table-row>
        <table:table-row table:style-name="ro2">
          <table:table-cell table:style-name="ce5"/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 table:number-columns-spanned="11" table:number-rows-spanned="1">
            <text:p>x</text:p>
          </table:table-cell>
          <table:covered-table-cell table:number-columns-repeated="10"/>
          <table:table-cell table:number-columns-repeated="1012"/>
        </table:table-row>
        <table:table-row table:style-name="ro2">
          <table:table-cell table:style-name="ce6" office:value-type="string" calcext:value-type="string">
            <text:p>p</text:p>
          </table:table-cell>
          <table:table-cell table:style-name="ce11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table:style-name="ce7"/>
          <table:table-cell table:style-name="ce12" table:number-columns-repeated="11"/>
          <table:table-cell table:number-columns-repeated="1012"/>
        </table:table-row>
        <table:table-row table:style-name="ro5">
          <table:table-cell table:style-name="ce8" office:value-type="string" calcext:value-type="string">
            <text:p>Change this value and see how it affects the probabilities.</text:p>
          </table:table-cell>
          <table:table-cell table:style-name="ce13"/>
          <table:table-cell table:style-name="ce17" table:number-columns-repeated="3"/>
          <table:table-cell table:style-name="ce19" table:number-columns-repeated="2"/>
          <table:table-cell table:style-name="ce21" office:value-type="string" calcext:value-type="string">
            <text:p>Pr(<text:span text:style-name="T1">X</text:span><text:span text:style-name="T4"> = 6) = probability of detecting frogs at exactly 6 out of 10 ponds</text:span></text:p>
          </table:table-cell>
          <table:table-cell table:style-name="ce19" table:number-columns-repeated="1016"/>
        </table:table-row>
        <table:table-row table:style-name="ro4">
          <table:table-cell table:style-name="ce9"/>
          <table:table-cell table:style-name="ce14"/>
          <table:table-cell table:number-columns-repeated="4"/>
          <table:table-cell table:style-name="ce20" table:number-columns-repeated="6"/>
          <table:table-cell table:number-columns-repeated="101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>
            <draw:frame table:end-cell-address="Binomial.F39" table:end-x="15.9mm" table:end-y="0.99mm" draw:z-index="0" draw:name="Chart 1" draw:style-name="gr2" svg:width="121.08mm" svg:height="77.18mm" svg:x="2.77mm" svg:y="3.19mm">
              <loext:p draw:notify-on-update-of-ranges="Binomial.B15:Binomial.L15 Binomial.B15:Binomial.B15 Binomial.B16:Binomial.L16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71mm" svg:stroke-color="#385d8a" draw:fill-color="#4f81bd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3" loext:min-decimal-places="3" number:min-integer-digits="1"/>
    </number:number-style>
    <number:number-style style:name="N112">
      <number:number number:decimal-places="6" loext:min-decimal-places="6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margin-top="12.7mm" fo:margin-bottom="12.7mm" fo:margin-left="19.05mm" fo:margin-right="19.05mm" style:print="charts drawings object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meta:initial-creator>Mike</meta:initial-creator>
    <meta:creation-date>2009-03-24T08:22:54Z</meta:creation-date>
    <dc:date>2016-01-24T21:17:15.591000000</dc:date>
    <meta:editing-duration>PT1M53S</meta:editing-duration>
    <meta:editing-cycles>2</meta:editing-cycles>
    <meta:document-statistic meta:table-count="1" meta:cell-count="2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09cm"/>
    </style:style>
    <style:style style:name="ch2" style:family="chart">
      <style:chart-properties style:rotation-angle="0"/>
      <style:text-properties fo:color="#000000" style:text-position="0% 100%" fo:font-family="Arial" fo:font-size="9.24983978271484pt" fo:font-weight="bold" style:font-family-asian="Arial" style:font-size-asian="9.24983978271484pt" style:font-weight-asian="bold" style:font-family-complex="Arial" style:font-size-complex="9.24983978271484pt" style:font-weight-complex="bold"/>
    </style:style>
    <style:style style:name="ch3" style:family="chart">
      <style:chart-properties chart:treat-empty-cells="leave-gap" chart:series-source="rows"/>
      <style:graphic-properties svg:stroke-width="0.035cm" svg:stroke-color="#808080" draw:fill-color="#ffffff"/>
    </style:style>
    <style:style style:name="ch4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true" chart:axis-position="0" chart:axis-label-position="outside-start" chart:tick-mark-position="at-labels"/>
      <style:graphic-properties svg:stroke-width="0.009cm"/>
      <style:text-properties fo:color="#000000" style:text-position="0% 100%" fo:font-family="Arial" fo:font-size="7.99991989135742pt" style:font-family-asian="Arial" style:font-size-asian="7.99991989135742pt" style:font-family-complex="Arial" style:font-size-complex="7.99991989135742pt"/>
    </style:style>
    <style:style style:name="ch5" style:family="chart">
      <style:chart-properties style:rotation-angle="0"/>
      <style:text-properties fo:color="#000000" style:text-position="0% 100%" fo:font-family="Calibri" fo:font-size="11.0001602172852pt" style:font-family-asian="Calibri" style:font-size-asian="11.0001602172852pt" style:font-family-complex="Calibri" style:font-size-complex="11.0001602172852pt"/>
    </style:style>
    <style:style style:name="ch6" style:family="chart" style:data-style-name="N0">
      <style:chart-properties chart:display-label="true" chart:logarithmic="false" chart:gap-width="150" chart:reverse-direction="false" text:line-break="false" chart:link-data-style-to-source="true" chart:axis-position="start"/>
      <style:graphic-properties svg:stroke-width="0.009cm"/>
      <style:text-properties fo:color="#000000" style:text-position="0% 100%" fo:font-family="Arial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chart-properties style:rotation-angle="90"/>
      <style:text-properties fo:color="#000000" style:text-position="0% 100%" fo:font-family="Calibri" fo:font-size="11.0001602172852pt" style:font-family-asian="Calibri" style:font-size-asian="11.0001602172852pt" style:font-family-complex="Calibri" style:font-size-complex="11.0001602172852pt"/>
    </style:style>
    <style:style style:name="ch8" style:family="chart">
      <style:graphic-properties svg:stroke-width="0.009cm"/>
    </style:style>
    <style:style style:name="ch9" style:family="chart" style:data-style-name="N0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109cm" svg:height="7.719cm" xlink:href=".." xlink:type="simple" chart:class="chart:bar" chart:style-name="ch1">
        <chart:title svg:x="4.059cm" svg:y="0.316cm" chart:style-name="ch2">
          <text:p>Binomial distribution</text:p>
        </chart:title>
        <chart:plot-area chart:style-name="ch3" table:cell-range-address="Binomial.B15:Binomial.L16" chart:data-source-has-labels="both" svg:x="1.009cm" svg:y="1.602cm" svg:width="10.63cm" svg:height="4.679cm">
          <chartooo:coordinate-region svg:x="1.578cm" svg:y="1.762cm" svg:width="10.061cm" svg:height="3.951cm"/>
          <chart:axis chart:dimension="x" chart:name="primary-x" chart:style-name="ch4" chartooo:axis-type="text">
            <chart:title svg:x="2.817cm" svg:y="6.584cm" chart:style-name="ch5">
              <text:p>Number of ponds where frogs were heard:x</text:p>
            </chart:title>
            <chart:categories table:cell-range-address="Binomial.B15:Binomial.L15"/>
          </chart:axis>
          <chart:axis chart:dimension="y" chart:name="primary-y" chart:style-name="ch6">
            <chart:title svg:x="0.337cm" svg:y="4.548cm" chart:style-name="ch7">
              <text:p>probability: Pr(x)</text:p>
            </chart:title>
            <chart:grid chart:style-name="ch8" chart:class="major"/>
          </chart:axis>
          <chart:series chart:style-name="ch9" chart:values-cell-range-address="Binomial.B16:Binomial.L16" chart:label-cell-address="Binomial.B15:Binomial.B15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Binomial.B15:Binomial.L15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Binomial.B15:Binomial.B15</svg:desc>
                </draw:g>
              </table:table-cell>
              <table:table-cell office:value-type="float" office:value="NaN">
                <text:p>NaN</text:p>
                <draw:g>
                  <svg:desc>Binomial.B16:Binomial.L1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